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6])" office:value-type="float" office:value="51100" calcext:value-type="float">
            <text:p>511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50600" calcext:value-type="float">
            <text:p>506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1250" calcext:value-type="float">
            <text:p>1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table:style-name="ce17" table:formula="of:=SUM([.B25:.F25])" office:value-type="float" office:value="19000" calcext:value-type="float">
            <text:p>19000</text:p>
          </table:table-cell>
          <table:table-cell table:style-name="ce23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394.117647058824" calcext:value-type="float">
            <text:p>394.1176470588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834.117647058824" calcext:value-type="float">
            <text:p>834.1176470588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C44];[.F44])" office:value-type="float" office:value="335.294117647059" calcext:value-type="float">
            <text:p>335.2941176471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table:formula="of:=SUM([.C44:.F44])" office:value-type="float" office:value="729.411764705882" calcext:value-type="float">
            <text:p>729.4117647059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335.294117647059" calcext:value-type="float">
            <text:p>335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834.117647058824" calcext:value-type="float">
            <text:p>834.1176470588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1169.41176470588" calcext:value-type="float">
            <text:p>1169.4117647059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5])" office:value-type="float" office:value="19000" calcext:value-type="float">
            <text:p>190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2:00:34.76939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9T12:03:09.030717056</dc:date>
    <meta:editing-duration>P2DT23H45M9S</meta:editing-duration>
    <meta:editing-cycles>1368</meta:editing-cycles>
    <meta:generator>LibreOffice/4.2.8.2$Linux_X86_64 LibreOffice_project/420m0$Build-2</meta:generator>
    <meta:document-statistic meta:table-count="10" meta:cell-count="3191" meta:object-count="0"/>
  </office:meta>
</office:document-meta>
</file>